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7000000220894B1F10.png" manifest:media-type="image/png"/>
  <manifest:file-entry manifest:full-path="Pictures/10000201000001E300000313CDB59B2D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2770000035677058C1B.png" manifest:media-type="image/png"/>
  <manifest:file-entry manifest:full-path="Pictures/10000201000002AB0000015B5CD4940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00000000406000003BF148DB035.png" manifest:media-type="image/png"/>
  <manifest:file-entry manifest:full-path="Pictures/10000201000001D8000001A6209451D9.png" manifest:media-type="image/png"/>
  <manifest:file-entry manifest:full-path="Pictures/10000201000001E2000001A933EAF05C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0.252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5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min 5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tostar-Tomh-IdMyGadget 5</text:p>
          </draw:text-box>
        </draw:frame>
        <draw:frame presentation:style-name="pr6" draw:layer="layout" svg:width="25.199cm" svg:height="10.502cm" svg:x="1.399cm" svg:y="5.75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1:32:45.047563767</dc:date>
    <meta:editing-duration>P2DT16H26M22S</meta:editing-duration>
    <meta:editing-cycles>101</meta:editing-cycles>
    <meta:document-statistic meta:object-count="224"/>
  </office:meta>
</office:document-meta>
</file>